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eb13" officeooo:paragraph-rsid="000feb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hwerkraft</text:p>
      <text:p text:style-name="P1">Gesellschaft ist per se verdummend</text:p>
      <text:p text:style-name="P1">es gibt keine vernünftigere Gesellschaft als eine andere</text:p>
      <text:p text:style-name="P1">Wie entsteht Gesellschaft überhaupt</text:p>
      <text:p text:style-name="P1">Nicht die Gesellschaft vernünftiger zu machen?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8T19:23:22.922000000</meta:creation-date>
    <meta:editing-duration>P1DT5H38M34S</meta:editing-duration>
    <meta:editing-cycles>2</meta:editing-cycles>
    <meta:generator>LibreOffice/7.3.7.2$Windows_X86_64 LibreOffice_project/e114eadc50a9ff8d8c8a0567d6da8f454beeb84f</meta:generator>
    <dc:date>2023-11-28T19:23:47.572000000</dc:date>
    <meta:document-statistic meta:table-count="0" meta:image-count="0" meta:object-count="0" meta:page-count="1" meta:paragraph-count="5" meta:word-count="24" meta:character-count="182" meta:non-whitespace-character-count="163"/>
  </office:meta>
</office:document-meta>
</file>